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Lucidasans1" svg:font-family="Lucidasans"/>
    <style:font-face style:name="Courier" svg:font-family="Courier" style:font-family-generic="modern" style:font-pitch="fixed"/>
    <style:font-face style:name="Albany AMT1" svg:font-family="'Albany AMT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>
      <style:paragraph-properties fo:margin-left="0.4925in" fo:margin-right="0in" fo:text-indent="0in" style:auto-text-indent="false"/>
    </style:style>
    <style:style style:name="P7" style:family="paragraph" style:parent-style-name="Standard">
      <style:paragraph-properties fo:margin-left="0.9846in" fo:margin-right="0in" fo:text-indent="0in" style:auto-text-indent="false"/>
    </style:style>
    <style:style style:name="P8" style:family="paragraph" style:parent-style-name="Standard" style:list-style-name="L5">
      <style:paragraph-properties fo:margin-left="0in" fo:margin-right="0in" fo:text-indent="0in" style:auto-text-indent="false"/>
    </style:style>
    <style:style style:name="P9" style:family="paragraph" style:parent-style-name="Standard">
      <style:paragraph-properties fo:margin-left="0in" fo:margin-right="0in" fo:text-indent="0in" style:auto-text-indent="false"/>
    </style:style>
    <style:style style:name="P10" style:family="paragraph" style:parent-style-name="Standard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11" style:family="paragraph" style:parent-style-name="Standard">
      <style:paragraph-properties fo:margin-left="0in" fo:margin-right="0in" fo:text-indent="0in" style:auto-text-indent="false"/>
      <style:text-properties fo:font-style="italic" style:font-style-asian="italic" style:font-style-complex="italic"/>
    </style:style>
    <style:style style:name="T1" style:family="text">
      <style:text-properties style:font-name="Courier" fo:font-size="10pt" style:font-size-asian="10pt" style:font-size-complex="1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LM 7 / NCC Integration Proposal</text:p>
      <text:p text:style-name="Standard"/>
      <text:p text:style-name="Standard">Version 1, 10 Aug 2006, Eric Layton</text:p>
      <text:p text:style-name="Standard">Version 2, 22 Aug 2006, Eric Layton</text:p>
      <text:p text:style-name="Standard">Version 3, 5 Sep 2006, Eric Layton</text:p>
      <text:p text:style-name="Standard">Version 5, 7 Sep 2006, Eric Layton</text:p>
      <text:p text:style-name="Standard">Version 7, 13 Sep 2006, Eric Layton</text:p>
      <text:p text:style-name="Standard">Version 10, 4 Oct 2006, Eric Layton</text:p>
      <text:p text:style-name="Standard">Version 11, 10 Oct 2006, Eric Layton</text:p>
      <text:p text:style-name="Standard">Version 14, 12 Jan 2007, Eric Layton</text:p>
      <text:p text:style-name="Standard">Version 15, 2 Feb 2007, Eric Layton</text:p>
      <text:p text:style-name="Standard"/>
      <text:p text:style-name="Standard">The general requirements for project Breakout is to allow customers to install a ZLM satellite server, which will allow update and registration services to an internal group of managed devices. <text:s/>Only the satellite server will communicate with NCC and the central ZLM server from which it mirrors patches and updates – the managed devices will not talk directly with NCC. <text:s/>These requirements are:</text:p>
      <text:p text:style-name="Standard"/>
      <text:list text:style-name="L1">
        <text:list-item>
          <text:p text:style-name="P2">The ZLM satellite should report the installation status of each managed device to NCC. <text:s/>This status includes:</text:p>
          <text:list>
            <text:list-item>
              <text:p text:style-name="P2">GUID (contents of /etc/zmd/deviceid)</text:p>
            </text:list-item>
            <text:list-item>
              <text:p text:style-name="P2">Hostname</text:p>
            </text:list-item>
            <text:list-item>
              <text:p text:style-name="P2">Operating system (SLED vs. SLES)</text:p>
            </text:list-item>
          </text:list>
        </text:list-item>
        <text:list-item>
          <text:p text:style-name="P2">By reporting this data, each managed device will be registered in NCC.</text:p>
        </text:list-item>
        <text:list-item>
          <text:p text:style-name="P2">NCC should be able to report on the number of managed devices that a ZLM satellite controls.</text:p>
        </text:list-item>
      </text:list>
      <text:p text:style-name="Standard"/>
      <text:p text:style-name="Standard">Assumptions:</text:p>
      <text:p text:style-name="Standard"/>
      <text:list text:style-name="L2">
        <text:list-item>
          <text:p text:style-name="P3">The ZLM satellite must first register with NCC by using the registerServer() method below, providing its GUID and secret file which are stored in NCC. <text:s/>Further, this satellite has already been configured to mirror content from the central ZLM repository. <text:s/>Such configuration is currently outside the scope of NCC.</text:p>
        </text:list-item>
        <text:list-item>
          <text:p text:style-name="P3">Managed devices will not be able to register at install time. <text:s/>Nor will they be able to use the YAST NCC module or the <text:span text:style-name="T1">suse_register</text:span> script to register at any time, since both of these services are hard-coded to hit the central ZLM repository directly. <text:s/>Thus the automatic configuration of ZMD on the managed device is not possible. <text:s/>Instead, each managed device will have to be registered manually through the following process:</text:p>
        </text:list-item>
      </text:list>
      <text:list text:style-name="L3">
        <text:list-item>
          <text:list>
            <text:list-item>
              <text:p text:style-name="P4">Install the operating system, skipping the NCC registration and update check during install.</text:p>
            </text:list-item>
            <text:list-item>
              <text:p text:style-name="P4">After install, add the ZLM satellite as an update service for the managed device using zen-updater or the <text:span text:style-name="T1">rug</text:span> command line. <text:s/>The ZLM satellite will have to be configured with the appropriate packages and channels to assign the managed device.</text:p>
            </text:list-item>
            <text:list-item>
              <text:p text:style-name="P4">Upon adding the service, the ZLM satellite will communicate with NCC and transmit the managed device's information, either individually or in bulk.</text:p>
            </text:list-item>
          </text:list>
        </text:list-item>
      </text:list>
      <text:list text:style-name="L4">
        <text:list-item>
          <text:p text:style-name="P5">Managed devices will not be handled within NCC the same way that regular systems. <text:s/>Instead, they will show up as managed devices under the ZLM satellite (which is a regular system in NCC). <text:s/>Managed devices will not be tied to a subscription, nor will they have an install user. <text:s/>Their update level will most likely read “locally managed.”</text:p>
        </text:list-item>
      </text:list>
      <text:p text:style-name="Standard"/>
      <text:p text:style-name="Standard">The proposed solution for this is to write a web service running in NCC that will accept requests from the ZLM satellite. <text:s/>It was suggested that an XML-RPC service (as opposed to SOAP) would be easiest overall for ZLM. <text:s/>NCC currently uses XML-RPC to talk to ZLM 6.6 backend systems, so this would be easy to code from an NCC standpoint as well.</text:p>
      <text:p text:style-name="Standard"/>
      <text:p text:style-name="Standard">NCC uses Apache's Java XML-RPC library at <text:a xlink:type="simple" xlink:href="http://ws.apache.org/xmlrpc">http://ws.apache.org/xmlrpc</text:a>, version 2.0.1 (xmlrpc-2.0.1.jar). <text:s/>Available data types are listed at <text:s/><text:a xlink:type="simple" xlink:href="http://ws.apache.org/xmlrpc/types.html">http://ws.apache.org/xmlrpc/types.html</text:a> (note that in Java, XML-RPC maps are Hashtable objects, and XML-RPC lists are Vector objects). <text:s/>All XML-RPC calls will be made over HTTPS through port 443.</text:p>
      <text:p text:style-name="Standard"/>
      <text:p text:style-name="Standard">I propose exposing the following XML-RPC methods through the NCC integration API.</text:p>
      <text:p text:style-name="Standard"/>
      <text:p text:style-name="P1">Informational Data Structure</text:p>
      <text:p text:style-name="Standard"/>
      <text:p text:style-name="Standard">First I propose the following general data structures, which will be used throughout the document.</text:p>
      <text:p text:style-name="Standard"/>
      <text:p text:style-name="P6"><text:span text:style-name="T2">info</text:span> [map&lt;string, string&gt;] = optional data about the machine being acted upon (either the satellite server, if calling registerServer(), or the managed device if calling another method), including:</text:p>
      <text:p text:style-name="P7">“hostname”</text:p>
      <text:p text:style-name="P7">“ip” (string, comma-delimited if more than one)</text:p>
      <text:p text:style-name="P7">“os”</text:p>
      <text:p text:style-name="P7">“host” (host GUID if a virtual install)</text:p>
      <text:p text:style-name="P7">“moniker”</text:p>
      <text:p text:style-name="P7">“url”</text:p>
      <text:p text:style-name="P7">“last_contact” (date, Unix epoch)</text:p>
      <text:p text:style-name="P7">“added_date” (date, Unix epoch)</text:p>
      <text:p text:style-name="P7">“update_level” (one of “NONE”, “OPTIONAL”, “RECOMMENDED”, “SECURITY”)</text:p>
      <text:p text:style-name="P7">“mac”</text:p>
      <text:p text:style-name="P7">“memory”</text:p>
      <text:p text:style-name="P7">“net”</text:p>
      <text:p text:style-name="P7">“cpu”</text:p>
      <text:p text:style-name="P7">“disk” (string, comma-delimited if more than one)</text:p>
      <text:p text:style-name="P6"/>
      <text:list text:style-name="L5">
        <text:list-header>
          <text:p text:style-name="P8">Each piece of <text:span text:style-name="T2">info</text:span> data is optional, but if not supplied it cannot be reported in NCC. <text:s/>It is strongly recommended that “hostname”, “ip”, and “os” are supplied to ensure proper tracking in NCC. <text:s/>All dates should be passed as Unix epoch time stamps (number of seconds since 1 January 1970). <text:s/>Multiple values should be passed as a comma-delimited string.</text:p>
        </text:list-header>
      </text:list>
      <text:p text:style-name="P9"/>
      <text:p text:style-name="P6"><text:span text:style-name="T2">error</text:span> [string] = an error code, including:</text:p>
      <text:p text:style-name="P7">“_OK” = no error</text:p>
      <text:p text:style-name="P7">“_MISSING_SERVER_GUID” = the <text:span text:style-name="T2">satellite_guid</text:span> parameter was not provided</text:p>
      <text:p text:style-name="P7">“_MISSING_SERVER_SECRET” = the <text:span text:style-name="T2">satellite_server</text:span> parameter was not provided</text:p>
      <text:p text:style-name="P7">“_MISSING_REGISTRATION” = the <text:span text:style-name="T2">reg</text:span> parameter was not provided</text:p>
      <text:p text:style-name="P7">“_MISSING_REG_EMAIL” = there was no email in the <text:span text:style-name="T2">reg</text:span> data</text:p>
      <text:p text:style-name="P7">“_MISSING_REG_KEY” = there was no subscription key in the <text:span text:style-name="T2">reg</text:span> data</text:p>
      <text:p text:style-name="P7">“_MISSING_REG_PRODUCT” = there was no product data in the <text:span text:style-name="T2">reg</text:span> data</text:p>
      <text:p text:style-name="P7">“_MISSING_DATA” = the <text:span text:style-name="T2">data</text:span> parameter was not provided</text:p>
      <text:p text:style-name="P7">“_AUTH_FAILED” = satellite GUID and secret didn't match</text:p>
      <text:p text:style-name="P7">“_REG_KEY_NOT_FOUND” = the registration key was not found in the licensing system</text:p>
      <text:p text:style-name="P7">“_REG_KEY_COMPANY_NOT_FOUND” = the registration key supplied is not bound to a company</text:p>
      <text:p text:style-name="P7">“_PRODUCT_NOT_FOUND” = the product string passed in does not match any products in the system</text:p>
      <text:p text:style-name="P7">“_SUBSCRIPTION_NOT_FOUND” = the subscription data for this server was not found in the licensing system</text:p>
      <text:p text:style-name="P7">“_DEVICE_DOES_NOT_BELONG_TO_SERVER” = the affected managed device is not managed by this satellite</text:p>
      <text:p text:style-name="P7">“_ERROR_ADDING_SERVER” = there was an internal error registering the server</text:p>
      <text:p text:style-name="P7">“_ERROR_ADDING_DEVICE” = there was an internal error registering the managed device</text:p>
      <text:p text:style-name="P7">“_DEVICE_NOT_FOUND” = could not find the managed device GUID</text:p>
      <text:p text:style-name="P7">“_ERROR_REMOVING_DEVICE” = there was an internal error removing the managed device</text:p>
      <text:p text:style-name="P7">“_INCOMPATIBLE_PRODUCT_CLASS” = the product trying to be registered is not one that is allowed to be registered through this tool</text:p>
      <text:p text:style-name="P7">“_INCOMPATIBLE_REG_KEY_FOR_PRODUCT” = the reg key supplied is not valid for the product trying to be registered</text:p>
      <text:p text:style-name="P7">“_ERROR_UPDATING_SERVER” = there was in internal error updating the server repository</text:p>
      <text:p text:style-name="P7">“_ERROR_UPDATING_DEVICE” = there was an internal error updating the information for this managed device</text:p>
      <text:p text:style-name="P7">(Others to be determined)</text:p>
      <text:p text:style-name="P7"/>
      <text:p text:style-name="P7">Error strings will always start with an underscore (“_”), and can be distinguished from GUIDs in this way when they may appear in the same list.</text:p>
      <text:p text:style-name="P9"/>
      <text:p text:style-name="P10">XML-RPC Test Functions</text:p>
      <text:p text:style-name="P9"/>
      <text:p text:style-name="P9">These methods can be called to test the network connection and XML-RPC protocol.</text:p>
      <text:p text:style-name="P9"/>
      <text:p text:style-name="P9"><text:span text:style-name="T3">ncc.satellite.ping</text:span>()</text:p>
      <text:p text:style-name="P9"/>
      <text:p text:style-name="P6">Should return the string “pong”.</text:p>
      <text:p text:style-name="P9"/>
      <text:p text:style-name="P9"><text:span text:style-name="T3">ncc.satellite.pingArray</text:span>()</text:p>
      <text:p text:style-name="P9"/>
      <text:p text:style-name="P6">Should return a two-element string array with values “pong1” and “pong2” respectively.</text:p>
      <text:p text:style-name="P9"/>
      <text:p text:style-name="P9"><text:span text:style-name="T3">ncc.satellite.pingMap</text:span>()</text:p>
      <text:p text:style-name="P9"/>
      <text:p text:style-name="P6">Should return a two-element map with key/value pairs:</text:p>
      <text:p text:style-name="P7">“ping1” =&gt; “pong1”</text:p>
      <text:p text:style-name="P7">“ping2” =&gt; “pong2”</text:p>
      <text:p text:style-name="P9"/>
      <text:p text:style-name="P10">Register a New ZLM Server</text:p>
      <text:p text:style-name="Standard"/>
      <text:p text:style-name="Standard">This method is called once per ZLM server, for it to register itself with NCC. <text:s/>Even though the server may already be registered with NCC, perhaps during installation of the operating system, this method should still be called to set it up as a satellite server.</text:p>
      <text:p text:style-name="Standard"/>
      <text:p text:style-name="Standard"><text:span text:style-name="T3">ncc.satellite.registerServer</text:span>(<text:span text:style-name="T2">satellite_guid</text:span>, <text:span text:style-name="T2">satellite_secret</text:span>, <text:span text:style-name="T2">reg</text:span>, <text:span text:style-name="T2">info</text:span>)</text:p>
      <text:p text:style-name="Standard"/>
      <text:p text:style-name="P6"><text:span text:style-name="T2">satellite_guid</text:span> [string] = the GUID of the ZLM satellite machine (acting username)</text:p>
      <text:p text:style-name="P6"><text:span text:style-name="T2">satellite_secret</text:span> [string] = the secret file of the ZLM satellite machine (acting password)</text:p>
      <text:p text:style-name="P6"><text:span text:style-name="T2">reg</text:span> [map&lt;string, string&gt;] = registration data with the following keys:</text:p>
      <text:p text:style-name="P7">“email” = e-mail address for registration</text:p>
      <text:p text:style-name="P7">“key” = registration subscription key</text:p>
      <text:p text:style-name="P7">“product” = ZLM product name</text:p>
      <text:p text:style-name="P7">“version” = ZLM product version (optional)</text:p>
      <text:p text:style-name="P7">“arch” = ZLM product architecture (optional)</text:p>
      <text:p text:style-name="P7">“release” = ZLM product release (optional)</text:p>
      <text:p text:style-name="P6"><text:span text:style-name="T2">info</text:span> [info] = information about the satellite server</text:p>
      <text:p text:style-name="P6"/>
      <text:p text:style-name="P6">RETURN <text:span text:style-name="T2">error</text:span> [error] = empty or “_OK” upon success, or an error message if something failed</text:p>
      <text:p text:style-name="P6"/>
      <text:p text:style-name="P6">The registration data (reg parameter) should contain enough information to complete the ZLM satellite server registration, including the e-mail address of who the registration should be tied to, the registration key for the subscription, and product name, version, architecture, and release of the product itself. <text:s/>If version, architecture, and release are not provided then the service will attempt to find the closest match based on the product name alone.</text:p>
      <text:p text:style-name="P9"/>
      <text:p text:style-name="P10">Update ZLM Server Mirrored Repository Data</text:p>
      <text:p text:style-name="P9"/>
      <text:p text:style-name="P9">This method should be called every time the status of the ZLM mirrored repository changes, for example after it completed a mirror process from the central ZLM server. <text:s/>*NOTE*: <text:s/>This call is experimental and may not be necessary, but without clarity from Engineering we won't know this until testing has begun.</text:p>
      <text:p text:style-name="P9"/>
      <text:p text:style-name="P9"><text:span text:style-name="T3">ncc.satellite.updateServerRepository</text:span>(<text:span text:style-name="T2">satellite_guid</text:span>, <text:span text:style-name="T2">satellite_secret</text:span>, <text:span text:style-name="T2">data</text:span>)</text:p>
      <text:p text:style-name="Standard"/>
      <text:p text:style-name="P6"><text:span text:style-name="T2">satellite_guid</text:span> [string] = the GUID of the ZLM satellite machine (acting username)</text:p>
      <text:p text:style-name="P6"><text:span text:style-name="T2">satellite_secret</text:span> [string] = the secret file of the ZLM satellite machine (acting password)</text:p>
      <text:p text:style-name="P6"><text:span text:style-name="T2">data</text:span> [map&lt;string, string&gt;] = updated information about the ZLM server's local repository, including:</text:p>
      <text:p text:style-name="P7">“last_contact” (date, Unix epoch)</text:p>
      <text:p text:style-name="P7">“update_level” (one of “NONE”, “OPTIONAL”, “RECOMMENDED”, “SECURITY”)</text:p>
      <text:p text:style-name="P7"/>
      <text:p text:style-name="P6">RETURN <text:span text:style-name="T2">error</text:span> [error] = empty or “_OK” upon success, or an error message if something failed</text:p>
      <text:p text:style-name="P9"/>
      <text:p text:style-name="P10">Remove a Registered ZLM Server</text:p>
      <text:p text:style-name="P9"/>
      <text:p text:style-name="P9">Remove a registered server from NCC. <text:s/>This also removes all of the server's managed devices.</text:p>
      <text:p text:style-name="P9"/>
      <text:p text:style-name="P9"><text:span text:style-name="T3">ncc.satellite.removeServer</text:span>(<text:span text:style-name="T2">satellite_guid</text:span>, <text:span text:style-name="T2">satellite_secret</text:span>)</text:p>
      <text:p text:style-name="P9"/>
      <text:p text:style-name="P6"><text:span text:style-name="T2">satellite_guid</text:span> [string] = the GUID of the ZLM satellite machine (acting username)</text:p>
      <text:p text:style-name="P6"><text:span text:style-name="T2">satellite_secret</text:span> [string] = the secret file of the ZLM satellite machine (acting password)</text:p>
      <text:p text:style-name="P9"/>
      <text:p text:style-name="P1">Add (Register) New Managed Devices, or Update Existing Managed Devices</text:p>
      <text:p text:style-name="Standard"/>
      <text:p text:style-name="Standard">Register a new set of managed devices with NCC. <text:s/>If the managed device GUID in the <text:span text:style-name="T2">device_map</text:span> key set already exists within NCC, then the <text:span text:style-name="T2">info</text:span> data for that device will be updated.</text:p>
      <text:p text:style-name="Standard"/>
      <text:p text:style-name="Standard"><text:span text:style-name="T3">ncc.satellite.registerDevices</text:span>(<text:span text:style-name="T2">satellite_guid</text:span>, <text:span text:style-name="T2">satellite_secret</text:span>, <text:span text:style-name="T2">device_map</text:span>)</text:p>
      <text:p text:style-name="Standard"/>
      <text:p text:style-name="P6"><text:span text:style-name="T2">satellite_guid</text:span> [string] = the GUID of the ZLM satellite machine (acting username)</text:p>
      <text:p text:style-name="P6"><text:span text:style-name="T2">satellite_secret</text:span> [string] = the secret file of the ZLM satellite machine (acting password)</text:p>
      <text:p text:style-name="P6"><text:span text:style-name="T2">device_map</text:span> [map&lt;string, info&gt;] = data for each managed device to register, with the key being that device's GUID, and the value being a map matching the <text:span text:style-name="T2">info</text:span> structure above</text:p>
      <text:p text:style-name="P6"/>
      <text:p text:style-name="P6">RETURN <text:span text:style-name="T2">error_map</text:span> [map&lt;string, error&gt;] = a map of each managed device's GUID that failed, with an error code describing its failure -- Managed devices that succeeded will not be present in the key set (so that the map will be empty if all devices succeeded to register).</text:p>
      <text:p text:style-name="P10"/>
      <text:p text:style-name="P10">Remove Managed Devices</text:p>
      <text:p text:style-name="P9"/>
      <text:p text:style-name="P9">Remove managed devices from NCC.</text:p>
      <text:p text:style-name="P9"/>
      <text:p text:style-name="P9"><text:span text:style-name="T3">ncc.satellite.removeDevices</text:span>(<text:span text:style-name="T2">satellite_guid</text:span>, <text:span text:style-name="T2">satellite_secret</text:span>, <text:span text:style-name="T2">device_list</text:span>)</text:p>
      <text:p text:style-name="P9"/>
      <text:p text:style-name="P6"><text:span text:style-name="T2">satellite_guid</text:span> [string] = the GUID of the ZLM satellite machine (acting username)</text:p>
      <text:p text:style-name="P6"><text:span text:style-name="T2">satellite_secret</text:span> [string] = the secret file of the ZLM satellite machine (acting password)</text:p>
      <text:p text:style-name="P6"><text:span text:style-name="T2">device_list</text:span> [array&lt;string&gt;] = managed device GUIDs to remove</text:p>
      <text:p text:style-name="P6"/>
      <text:p text:style-name="P6">RETURN <text:span text:style-name="T2">error_map</text:span> [map&lt;string, error&gt;] = a map of each managed device's GUID that failed, with an error code describing its failure -- Managed devices that succeeded will not be present in the key set (so that the map will be empty if all devices succeeded to be removed).</text:p>
      <text:p text:style-name="P9"/>
      <text:p text:style-name="P10">List Managed Devices</text:p>
      <text:p text:style-name="P9"/>
      <text:p text:style-name="P9">List the managed device GUIDs registered under NCC under this satellite server.</text:p>
      <text:p text:style-name="P9"/>
      <text:p text:style-name="P9"><text:span text:style-name="T3">ncc.satellite.listDevices</text:span>(<text:span text:style-name="T2">satellite_guid</text:span>, s<text:span text:style-name="T2">atellite_secret</text:span>)</text:p>
      <text:p text:style-name="P9"/>
      <text:p text:style-name="P6"><text:span text:style-name="T2">satellite_guid</text:span> [string] = the GUID of the ZLM satellite machine (acting username)</text:p>
      <text:p text:style-name="P6"><text:span text:style-name="T2">satellite_secret</text:span> [string] = the secret file of the ZLM satellite machine (acting password)</text:p>
      <text:p text:style-name="P6"/>
      <text:p text:style-name="P6">RETURN <text:span text:style-name="T2">status_result</text:span> [list&lt;?&gt;[2]] = a list consisting of an error code for the first index, and a list of <text:s/>the managed device GUIDs in NCC for the second index. <text:s/>In pseudocode:</text:p>
      <text:p text:style-name="P7">list&lt;?&gt; status_result = listDevices(satellite_guid, satellite_secret)</text:p>
      <text:p text:style-name="P7">string error_code = (string)status_result[0]</text:p>
      <text:p text:style-name="P7">list&lt;string&gt; device_list = (list&lt;string&gt;)status_result[1]</text:p>
      <text:p text:style-name="P11"/>
      <text:p text:style-name="P10">Query Info for Managed Devices</text:p>
      <text:p text:style-name="P9"/>
      <text:p text:style-name="P9">Query the managed devices registered in NCC under this satellite server.</text:p>
      <text:p text:style-name="P9"/>
      <text:p text:style-name="P9"><text:span text:style-name="T3">ncc.satellite.queryDevices</text:span>(<text:span text:style-name="T2">satellite_guid</text:span>, <text:span text:style-name="T2">satellite_secret</text:span>, <text:span text:style-name="T2">device_list</text:span>)</text:p>
      <text:p text:style-name="P9"/>
      <text:p text:style-name="P6"><text:span text:style-name="T2">satellite_guid</text:span> [string] = the GUID of the ZLM satellite machine (acting username)</text:p>
      <text:p text:style-name="P6"><text:span text:style-name="T2">satellite_secret</text:span> [string] = the secret file of the ZLM satellite machine (acting password)</text:p>
      <text:p text:style-name="P6"><text:span text:style-name="T2">device_list</text:span> [array&lt;string&gt;] = managed device GUIDs to query -- If not specified or empty, then every managed device for this satellite server will be returned.</text:p>
      <text:p text:style-name="P6"/>
      <text:p text:style-name="P6">RETURN <text:span text:style-name="T2">status_result</text:span> [list&lt;?&gt;[2]] = a list consisting of an error code for the first index, and a map of each managed device GUID (as the key) and its <text:span text:style-name="T2">info</text:span> structure (as the value) for the second index. <text:s/>In pseudocode:</text:p>
      <text:p text:style-name="P7">list&lt;?&gt; status_result = queryDevices(satellite_guid, satellite_secret, device_list)</text:p>
      <text:p text:style-name="P7">string error_code = (string)status_result[0]</text:p>
      <text:p text:style-name="P7">map&lt;string, info&gt; = (map&lt;string, info&gt;)status_result[1]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Lucidasans1" svg:font-family="Lucidasans"/>
    <style:font-face style:name="Courier" svg:font-family="Courier" style:font-family-generic="modern" style:font-pitch="fixed"/>
    <style:font-face style:name="Albany AMT1" svg:font-family="'Albany AMT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 AMT" fo:font-size="12pt" fo:language="en" fo:country="US" style:font-name-asian="Albany AMT1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 AMT" fo:font-size="14pt" style:font-name-asian="Albany AMT1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Eric Layton</meta:initial-creator>
    <meta:creation-date>2006-08-10T11:26:39</meta:creation-date>
    <dc:creator>Eric Layton</dc:creator>
    <dc:date>2007-02-02T08:52:12</dc:date>
    <dc:language>en-US</dc:language>
    <meta:editing-cycles>179</meta:editing-cycles>
    <meta:editing-duration>P1DT10H13M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6" meta:paragraph-count="142" meta:word-count="1977" meta:character-count="12540"/>
  </office:meta>
</office:document-meta>
</file>